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margin-left="0in" fo:margin-top="0in" fo:margin-bottom="0in" table:align="left" style:writing-mode="lr-tb"/>
    </style:style>
    <style:style style:name="Table1.A" style:family="table-column">
      <style:table-column-properties style:column-width="3.4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in" fo:border="none" style:writing-mode="lr-tb"/>
    </style:style>
    <style:style style:name="P1" style:family="paragraph" style:parent-style-name="Standard">
      <style:paragraph-properties fo:orphans="0" fo:widows="0"/>
    </style:style>
    <style:style style:name="P2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/>
    </style:style>
    <style:style style:name="P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22b5b" officeooo:paragraph-rsid="00122b5b" style:font-weight-asian="bold" style:font-weight-complex="bold"/>
    </style:style>
    <style:style style:name="P5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weight="bold" officeooo:rsid="0015ce3a" officeooo:paragraph-rsid="0015ce3a" style:font-weight-asian="bold" style:font-weight-complex="bold"/>
    </style:style>
    <style:style style:name="P6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22b5b" officeooo:paragraph-rsid="00122b5b"/>
    </style:style>
    <style:style style:name="P8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2f7b4" officeooo:paragraph-rsid="0012f7b4"/>
    </style:style>
    <style:style style:name="P9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5ce3a" officeooo:paragraph-rsid="0015ce3a"/>
    </style:style>
    <style:style style:name="P10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tyle="italic" officeooo:rsid="0015ce3a" officeooo:paragraph-rsid="0015ce3a" style:font-style-asian="italic" style:font-style-complex="italic"/>
    </style:style>
    <style:style style:name="P11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fo:font-style="italic" officeooo:rsid="0012f7b4" officeooo:paragraph-rsid="0012f7b4" style:font-style-asian="italic" style:font-style-complex="italic"/>
    </style:style>
    <style:style style:name="P12" style:family="paragraph" style:parent-style-name="Text_20_body">
      <style:paragraph-properties fo:line-height="115%" fo:text-align="center" style:justify-single-word="false" style:writing-mode="lr-tb"/>
      <style:text-properties style:font-name="Times New Roman" officeooo:rsid="0011711b" officeooo:paragraph-rsid="0011711b"/>
    </style:style>
    <style:style style:name="P13" style:family="paragraph" style:parent-style-name="Table_20_Contents">
      <style:paragraph-properties fo:text-align="start" style:justify-single-word="false" fo:orphans="0" fo:widows="0" style:writing-mode="lr-tb">
        <style:tab-stops/>
      </style:paragraph-properties>
      <style:text-properties style:font-name="Times New Roman" officeooo:rsid="0016e79d" officeooo:paragraph-rsid="0016e79d"/>
    </style:style>
    <style:style style:name="T1" style:family="text">
      <style:text-properties officeooo:rsid="0015ce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loud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Course Nam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Resource</text:p>
          </table:table-cell>
          <table:table-cell table:style-name="Table1.A1" office:value-type="string">
            <text:p text:style-name="P6">Link / ISBN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Additional link</text:p>
          </table:table-cell>
        </table:table-row>
        <table:table-row table:style-name="Table1.1">
          <table:table-cell table:style-name="Table1.A1" office:value-type="string">
            <text:p text:style-name="P8">Edureka!</text:p>
            <text:p text:style-name="P8">Cloud Computing Full Course In 11 Hours | Cloud Computing Tutorial For Beginners | Edureka</text:p>
          </table:table-cell>
          <table:table-cell table:style-name="Table1.A1" office:value-type="string">
            <text:p text:style-name="P2"><text:a xlink:type="simple" xlink:href="https://youtu.be/2LaAJq1lB1Q" text:style-name="Internet_20_link" text:visited-style-name="Visited_20_Internet_20_Link">https://youtu.be/2LaAJq1lB1Q</text:a>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AW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Intellipaat</text:p>
            <text:p text:style-name="P2">AWS Tutorial | AWS Course - Learn AWS In 11 Hours | AWS Training | Intellipaat </text:p>
          </table:table-cell>
          <table:table-cell table:style-name="Table1.A1" office:value-type="string">
            <text:p text:style-name="P2"><text:a xlink:type="simple" xlink:href="https://youtu.be/cJLJrLlZ8no" text:style-name="Internet_20_link" text:visited-style-name="Visited_20_Internet_20_Link">https://youtu.be/cJLJrLlZ8no</text:a> </text:p>
          </table:table-cell>
        </table:table-row>
        <table:table-row table:style-name="Table1.1">
          <table:table-cell table:style-name="Table1.A1" office:value-type="string">
            <text:p text:style-name="P7">Simplilearn</text:p>
            <text:p text:style-name="P7">AWS Tutorial For Beginners | AWS Full Course In 11 Hours | AWS Training For Beginners | Simplilearn</text:p>
          </table:table-cell>
          <table:table-cell table:style-name="Table1.A1" office:value-type="string">
            <text:p text:style-name="P2"><text:a xlink:type="simple" xlink:href="https://youtu.be/uQdzcIf_KII" text:style-name="Internet_20_link" text:visited-style-name="Visited_20_Internet_20_Link">https://youtu.be/uQdzcIf_KII</text:a> </text:p>
          </table:table-cell>
        </table:table-row>
        <table:table-row table:style-name="Table1.1">
          <table:table-cell table:style-name="Table1.A1" office:value-type="string">
            <text:p text:style-name="P7">Freecodecamp.org</text:p>
            <text:p text:style-name="P7">AWS Certified Developer - Associate 2020 (PASS THE EXAM!)</text:p>
          </table:table-cell>
          <table:table-cell table:style-name="Table1.A1" office:value-type="string">
            <text:p text:style-name="P2"><text:a xlink:type="simple" xlink:href="https://youtu.be/RrKRN9zRBWs" text:style-name="Internet_20_link" text:visited-style-name="Visited_20_Internet_20_Link">https://youtu.be/RrKRN9zRBWs</text:a> </text:p>
          </table:table-cell>
        </table:table-row>
        <table:table-row table:style-name="Table1.1">
          <table:table-cell table:style-name="Table1.A1" office:value-type="string">
            <text:p text:style-name="P7">Freecodecamp.org</text:p>
            <text:p text:style-name="P7">AWS Certified Solutions Architect - Associate 2020 (PASS THE EXAM!)</text:p>
          </table:table-cell>
          <table:table-cell table:style-name="Table1.A1" office:value-type="string">
            <text:p text:style-name="P2"><text:a xlink:type="simple" xlink:href="https://youtu.be/Ia-UEYYR44s" text:style-name="Internet_20_link" text:visited-style-name="Visited_20_Internet_20_Link">https://youtu.be/Ia-UEYYR44s</text:a> </text:p>
          </table:table-cell>
        </table:table-row>
        <table:table-row table:style-name="Table1.1">
          <table:table-cell table:style-name="Table1.A1" office:value-type="string">
            <text:p text:style-name="P7">Freecodecamp.org</text:p>
            <text:p text:style-name="P7">AWS Certified Cloud Practitioner Training 2020 - Full Course</text:p>
          </table:table-cell>
          <table:table-cell table:style-name="Table1.A1" office:value-type="string">
            <text:p text:style-name="P2"><text:a xlink:type="simple" xlink:href="https://youtu.be/3hLmDS179YE" text:style-name="Internet_20_link" text:visited-style-name="Visited_20_Internet_20_Link">https://youtu.be/3hLmDS179YE</text:a> </text:p>
          </table:table-cell>
        </table:table-row>
        <table:table-row table:style-name="Table1.1">
          <table:table-cell table:style-name="Table1.A1" office:value-type="string">
            <text:p text:style-name="P8">Edureka!</text:p>
            <text:p text:style-name="P8">AWS Tutorial For Beginners | AWS Full Course - Learn AWS In 10 Hours | AWS Training | Edureka</text:p>
          </table:table-cell>
          <table:table-cell table:style-name="Table1.A1" office:value-type="string">
            <text:p text:style-name="P2"><text:a xlink:type="simple" xlink:href="https://youtu.be/k1RI5locZE4" text:style-name="Internet_20_link" text:visited-style-name="Visited_20_Internet_20_Link">https://youtu.be/k1RI5locZE4</text:a> 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2">AWS Basics for Beginners - Full Course</text:p>
          </table:table-cell>
          <table:table-cell table:style-name="Table1.A1" office:value-type="string">
            <text:p text:style-name="P2"><text:a xlink:type="simple" xlink:href="https://youtu.be/ulprqHHWlng" text:style-name="Internet_20_link" text:visited-style-name="Visited_20_Internet_20_Link">https://youtu.be/ulprqHHWlng</text:a> </text:p>
          </table:table-cell>
        </table:table-row>
        <table:table-row table:style-name="Table1.1">
          <table:table-cell table:style-name="Table1.A1" office:value-type="string">
            <text:p text:style-name="P13">Just me and Opensource</text:p>
            <text:p text:style-name="P13">[ AWS 9 ] Configuring Auto Scaling Group with ELB Elastic Load Balancer</text:p>
          </table:table-cell>
          <table:table-cell table:style-name="Table1.A1" office:value-type="string">
            <text:p text:style-name="P2"><text:a xlink:type="simple" xlink:href="https://youtu.be/aOAqH48Cyc8" text:style-name="Internet_20_link" text:visited-style-name="Visited_20_Internet_20_Link">https://youtu.be/aOAqH48Cyc8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Azure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Edureka</text:p>
            <text:p text:style-name="P8">Azure Certifications In 2021 | Azure Certification Path 2021 | Microsoft Azure Training | Edureka</text:p>
          </table:table-cell>
          <table:table-cell table:style-name="Table1.A1" office:value-type="string">
            <text:p text:style-name="P2"><text:a xlink:type="simple" xlink:href="https://youtu.be/r52Oh3a2mwc" text:style-name="Internet_20_link" text:visited-style-name="Visited_20_Internet_20_Link">https://youtu.be/r52Oh3a2mwc</text:a> </text:p>
          </table:table-cell>
        </table:table-row>
        <table:table-row table:style-name="Table1.1">
          <table:table-cell table:style-name="Table1.A1" office:value-type="string">
            <text:p text:style-name="P8">Simplilearn</text:p>
            <text:p text:style-name="P2">Azure Full Course - Learn Azure In 5 Hours | Microsoft Azure Training For Beginners | Simplilearn</text:p>
          </table:table-cell>
          <table:table-cell table:style-name="Table1.A1" office:value-type="string">
            <text:p text:style-name="P2"><text:a xlink:type="simple" xlink:href="https://youtu.be/M4_tHfW-cCg" text:style-name="Internet_20_link" text:visited-style-name="Visited_20_Internet_20_Link">https://youtu.be/M4_tHfW-cCg</text:a> 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Azure Data Fundamentals Certification (DP-900) - Full Course to PASS the Exam</text:p>
          </table:table-cell>
          <table:table-cell table:style-name="Table1.A1" office:value-type="string">
            <text:p text:style-name="P2"><text:a xlink:type="simple" xlink:href="https://youtu.be/P3qmqUZJ7l0" text:style-name="Internet_20_link" text:visited-style-name="Visited_20_Internet_20_Link">https://youtu.be/P3qmqUZJ7l0</text:a> </text:p>
          </table:table-cell>
        </table:table-row>
        <table:table-row table:style-name="Table1.1">
          <table:table-cell table:style-name="Table1.A1" office:value-type="string">
            <text:p text:style-name="P8">Cloudskills</text:p>
            <text:p text:style-name="P8">[AZ-104] Azure Administrator Certification Exam <text:soft-page-break/>Prep Session #1</text:p>
          </table:table-cell>
          <table:table-cell table:style-name="Table1.A1" office:value-type="string">
            <text:p text:style-name="P2"><text:a xlink:type="simple" xlink:href="https://youtu.be/Pgwe3ar05U4" text:style-name="Internet_20_link" text:visited-style-name="Visited_20_Internet_20_Link">https://youtu.be/Pgwe3ar05U4</text:a> </text:p>
          </table:table-cell>
        </table:table-row>
        <table:table-row table:style-name="Table1.1">
          <table:table-cell table:style-name="Table1.A1" office:value-type="string">
            <text:p text:style-name="P2">Azure Training | Azure Tutorial | Intellipaat</text:p>
          </table:table-cell>
          <table:table-cell table:style-name="Table1.A1" office:value-type="string">
            <text:p text:style-name="P2"><text:a xlink:type="simple" xlink:href="https://youtu.be/0bNFkI_0jhc" text:style-name="Internet_20_link" text:visited-style-name="Visited_20_Internet_20_Link">https://youtu.be/0bNFkI_0jhc</text:a> 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Azure Administrator Certification (AZ-104) - Full Course to PASS the Exam</text:p>
          </table:table-cell>
          <table:table-cell table:style-name="Table1.A1" office:value-type="string">
            <text:p text:style-name="P2"><text:a xlink:type="simple" xlink:href="https://youtu.be/10PbGbTUSAg" text:style-name="Internet_20_link" text:visited-style-name="Visited_20_Internet_20_Link">https://youtu.be/10PbGbTUSAg</text:a> 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2">Azure AI Fundamentals Certification (AI-900) - Full Course to PASS the Exam</text:p>
          </table:table-cell>
          <table:table-cell table:style-name="Table1.A1" office:value-type="string">
            <text:p text:style-name="P2"><text:a xlink:type="simple" xlink:href="https://youtu.be/OwZHNH8EfSU" text:style-name="Internet_20_link" text:visited-style-name="Visited_20_Internet_20_Link">https://youtu.be/OwZHNH8EfSU</text:a> </text:p>
          </table:table-cell>
        </table:table-row>
        <table:table-row table:style-name="Table1.1">
          <table:table-cell table:style-name="Table1.A1" office:value-type="string">
            <text:p text:style-name="P8">Adam Marczak – Azure for Everyone</text:p>
            <text:p text:style-name="P2">Microsoft Azure Fundamentals (AZ-900) Full Course</text:p>
          </table:table-cell>
          <table:table-cell table:style-name="Table1.A1" office:value-type="string">
            <text:p text:style-name="P2"><text:a xlink:type="simple" xlink:href="https://youtube.com/playlist?list=PLGjZwEtPN7j-Q59JYso3L4_yoCjj2syrM" text:style-name="Internet_20_link" text:visited-style-name="Visited_20_Internet_20_Link">https://youtube.com/playlist?list=PLGjZwEtPN7j-Q59JYso3L4_yoCjj2syrM</text:a> </text:p>
          </table:table-cell>
        </table:table-row>
        <table:table-row table:style-name="Table1.1">
          <table:table-cell table:style-name="Table1.A1" office:value-type="string">
            <text:p text:style-name="P8">Edureka!</text:p>
            <text:p text:style-name="P8">Azure Full Course - Learn Microsoft Azure in 8 Hours | Azure Tutorial For Beginners | Edureka</text:p>
          </table:table-cell>
          <table:table-cell table:style-name="Table1.A1" office:value-type="string">
            <text:p text:style-name="P2"><text:a xlink:type="simple" xlink:href="https://youtu.be/tDuruX7XSac" text:style-name="Internet_20_link" text:visited-style-name="Visited_20_Internet_20_Link">https://youtu.be/tDuruX7XSac</text:a> </text:p>
          </table:table-cell>
        </table:table-row>
        <table:table-row table:style-name="Table1.1">
          <table:table-cell table:style-name="Table1.A1" office:value-type="string">
            <text:p text:style-name="P8">Freecodecamp.org</text:p>
            <text:p text:style-name="P8">Microsoft Azure Fundamentals Certification Course (AZ-900) - Pass the exam in 3 hours!</text:p>
          </table:table-cell>
          <table:table-cell table:style-name="Table1.A1" office:value-type="string">
            <text:p text:style-name="P2"><text:a xlink:type="simple" xlink:href="https://youtu.be/NKEFWyqJ5XA" text:style-name="Internet_20_link" text:visited-style-name="Visited_20_Internet_20_Link">https://youtu.be/NKEFWyqJ5XA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Google Cloud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Simplilearn</text:p>
            <text:p text:style-name="P7">Google Cloud Platform Tutorial | Google Cloud Platform Tutorial For Beginners | Simplilearn</text:p>
          </table:table-cell>
          <table:table-cell table:style-name="Table1.A1" office:value-type="string">
            <text:p text:style-name="P2"><text:a xlink:type="simple" xlink:href="https://youtu.be/vACTtmLWiQY" text:style-name="Internet_20_link" text:visited-style-name="Visited_20_Internet_20_Link">https://youtu.be/vACTtmLWiQY</text:a> </text:p>
          </table:table-cell>
        </table:table-row>
        <table:table-row table:style-name="Table1.1">
          <table:table-cell table:style-name="Table1.A1" office:value-type="string">
            <text:p text:style-name="P7">Edureka!</text:p>
            <text:p text:style-name="P7">Google Cloud Platform Full Course | GCP Tutorial | Google Cloud Training | Edureka</text:p>
          </table:table-cell>
          <table:table-cell table:style-name="Table1.A1" office:value-type="string">
            <text:p text:style-name="P2"><text:a xlink:type="simple" xlink:href="https://youtu.be/IUU6OR8yHCc" text:style-name="Internet_20_link" text:visited-style-name="Visited_20_Internet_20_Link">https://youtu.be/IUU6OR8yHCc</text:a> </text:p>
          </table:table-cell>
        </table:table-row>
        <table:table-row table:style-name="Table1.1">
          <table:table-cell table:style-name="Table1.A1" office:value-type="string">
            <text:p text:style-name="P7">Simplilearn</text:p>
            <text:p text:style-name="P7">Google Cloud Platform Full Course | Google Cloud Platform Tutorial | Cloud Computing | Simplilearn</text:p>
          </table:table-cell>
          <table:table-cell table:style-name="Table1.A1" office:value-type="string">
            <text:p text:style-name="P2"><text:a xlink:type="simple" xlink:href="https://youtu.be/dn9cSRImmVA" text:style-name="Internet_20_link" text:visited-style-name="Visited_20_Internet_20_Link">https://youtu.be/dn9cSRImmVA</text:a> 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>Container Orchestration Tool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1">Kubernete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8">TechWorld with Nana</text:p>
            <text:p text:style-name="P8">Kubernetes Tutorial for Beginners [FULL COURSE in 4 Hours]</text:p>
          </table:table-cell>
          <table:table-cell table:style-name="Table1.A1" office:value-type="string">
            <text:p text:style-name="P2"><text:a xlink:type="simple" xlink:href="https://youtu.be/X48VuDVv0do" text:style-name="Internet_20_link" text:visited-style-name="Visited_20_Internet_20_Link">https://youtu.be/X48VuDVv0do</text:a> </text:p>
          </table:table-cell>
        </table:table-row>
        <table:table-row table:style-name="Table1.1">
          <table:table-cell table:style-name="Table1.A1" office:value-type="string">
            <text:p text:style-name="P8">Freecodecamp.org - <text:span text:style-name="T1">Amigoscode</text:span></text:p>
            <text:p text:style-name="P8">Docker and Kubernetes - Full Course for Beginners</text:p>
          </table:table-cell>
          <table:table-cell table:style-name="Table1.A1" office:value-type="string">
            <text:p text:style-name="P2"><text:a xlink:type="simple" xlink:href="https://youtu.be/Wf2eSG3owoA" text:style-name="Internet_20_link" text:visited-style-name="Visited_20_Internet_20_Link">https://youtu.be/Wf2eSG3owoA</text:a> </text:p>
            <text:p text:style-name="P2"><text:a xlink:type="simple" xlink:href="https://youtu.be/bhBSlnQcq2k" text:style-name="Internet_20_link" text:visited-style-name="Visited_20_Internet_20_Link">https://youtu.be/bhBSlnQcq2k</text:a> </text:p>
          </table:table-cell>
        </table:table-row>
        <table:table-row table:style-name="Table1.1">
          <table:table-cell table:style-name="Table1.A1" office:value-type="string">
            <text:p text:style-name="P9">Edureka</text:p>
            <text:p text:style-name="P7">Kubernetes Full Course in 6 Hours | Kubernetes Tutorial | Kubernetes Training | Edureka</text:p>
          </table:table-cell>
          <table:table-cell table:style-name="Table1.A1" office:value-type="string">
            <text:p text:style-name="P2"><text:a xlink:type="simple" xlink:href="https://youtu.be/YXfLAWGTI38" text:style-name="Internet_20_link" text:visited-style-name="Visited_20_Internet_20_Link">https://youtu.be/YXfLAWGTI38</text:a> </text:p>
          </table:table-cell>
        </table:table-row>
        <table:table-row table:style-name="Table1.1">
          <table:table-cell table:style-name="Table1.A1" office:value-type="string">
            <text:p text:style-name="P9">Automation Step by Step</text:p>
            <text:p text:style-name="P9">Kubernetes Beginner Tutorial 1 | Introduction and Getting Started</text:p>
          </table:table-cell>
          <table:table-cell table:style-name="Table1.A1" office:value-type="string">
            <text:p text:style-name="P2"><text:a xlink:type="simple" xlink:href="https://youtu.be/l_lWfipUimk" text:style-name="Internet_20_link" text:visited-style-name="Visited_20_Internet_20_Link">https://youtu.be/l_lWfipUimk</text:a> </text:p>
          </table:table-cell>
        </table:table-row>
        <text:soft-page-break/>
        <table:table-row table:style-name="Table1.1">
          <table:table-cell table:style-name="Table1.A1" office:value-type="string">
            <text:p text:style-name="P9">Level Up</text:p>
            <text:p text:style-name="P9">Kubernetes Tutorial</text:p>
          </table:table-cell>
          <table:table-cell table:style-name="Table1.A1" office:value-type="string">
            <text:p text:style-name="P2"><text:a xlink:type="simple" xlink:href="https://youtube.com/playlist?list=PLot-YkcC7wZ9xwMzkzR_EkOrPahSofe5Q" text:style-name="Internet_20_link" text:visited-style-name="Visited_20_Internet_20_Link">https://youtube.com/playlist?list=PLot-YkcC7wZ9xwMzkzR_EkOrPahSofe5Q</text:a> </text:p>
          </table:table-cell>
        </table:table-row>
        <table:table-row table:style-name="Table1.1">
          <table:table-cell table:style-name="Table1.A1" office:value-type="string">
            <text:p text:style-name="P9">Edureka!</text:p>
            <text:p text:style-name="P9">What Is Kubernetes | Kubernetes Introduction | Kubernetes Tutorial For Beginners | Edureka</text:p>
          </table:table-cell>
          <table:table-cell table:style-name="Table1.A1" office:value-type="string">
            <text:p text:style-name="P2"><text:a xlink:type="simple" xlink:href="https://youtu.be/F-p_7XaEC84" text:style-name="Internet_20_link" text:visited-style-name="Visited_20_Internet_20_Link">https://youtu.be/F-p_7XaEC84</text:a> </text:p>
          </table:table-cell>
        </table:table-row>
        <table:table-row table:style-name="Table1.1">
          <table:table-cell table:style-name="Table1.A1" office:value-type="string">
            <text:p text:style-name="P9">Daily Code Buffer</text:p>
            <text:p text:style-name="P9">Kubernetes Tutorial for Beginners | Full In-depth Course in 3 Hours</text:p>
          </table:table-cell>
          <table:table-cell table:style-name="Table1.A1" office:value-type="string">
            <text:p text:style-name="P2"><text:a xlink:type="simple" xlink:href="https://youtu.be/lXqqhyCPWC0" text:style-name="Internet_20_link" text:visited-style-name="Visited_20_Internet_20_Link">https://youtu.be/lXqqhyCPWC0</text:a> </text:p>
          </table:table-cell>
        </table:table-row>
        <table:table-row table:style-name="Table1.1">
          <table:table-cell table:style-name="Table1.A1" office:value-type="string">
            <text:p text:style-name="P9">Intelipaat</text:p>
            <text:p text:style-name="P9">Kubernetes Tutorial for Beginners | Kubernetes Tutorial | Intellipaat</text:p>
          </table:table-cell>
          <table:table-cell table:style-name="Table1.A1" office:value-type="string">
            <text:p text:style-name="P2"><text:a xlink:type="simple" xlink:href="https://youtu.be/NsDhBEsTTHs" text:style-name="Internet_20_link" text:visited-style-name="Visited_20_Internet_20_Link">https://youtu.be/NsDhBEsTTHs</text:a> </text:p>
          </table:table-cell>
        </table:table-row>
        <table:table-row table:style-name="Table1.1">
          <table:table-cell table:style-name="Table1.A1" office:value-type="string">
            <text:p text:style-name="P9">Srinath Challa</text:p>
            <text:p text:style-name="P9">Kubernetes Tutorial | Coupon: UDEMYNOV20 | Udemy: Kubernetes Made Easy</text:p>
          </table:table-cell>
          <table:table-cell table:style-name="Table1.A1" office:value-type="string">
            <text:p text:style-name="P2"><text:a xlink:type="simple" xlink:href="https://youtube.com/playlist?list=PLMPZQTftRCS8Pp4wiiUruly5ODScvAwcQ" text:style-name="Internet_20_link" text:visited-style-name="Visited_20_Internet_20_Link">https://youtube.com/playlist?list=PLMPZQTftRCS8Pp4wiiUruly5ODScvAwcQ</text:a> 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10">Docke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9">Programming with Mosh</text:p>
            <text:p text:style-name="P7">Docker Tutorial for Beginners [2021]</text:p>
          </table:table-cell>
          <table:table-cell table:style-name="Table1.A1" office:value-type="string">
            <text:p text:style-name="P2"><text:a xlink:type="simple" xlink:href="https://youtu.be/pTFZFxd4hOI" text:style-name="Internet_20_link" text:visited-style-name="Visited_20_Internet_20_Link">https://youtu.be/pTFZFxd4hOI</text:a> </text:p>
          </table:table-cell>
        </table:table-row>
        <table:table-row table:style-name="Table1.1">
          <table:table-cell table:style-name="Table1.A1" office:value-type="string">
            <text:p text:style-name="P9">Freecodecamp.org</text:p>
            <text:p text:style-name="P9">Docker Tutorial for Beginners - A Full DevOps Course on How to Run Applications in Containers</text:p>
          </table:table-cell>
          <table:table-cell table:style-name="Table1.A1" office:value-type="string">
            <text:p text:style-name="P2"><text:a xlink:type="simple" xlink:href="https://youtu.be/fqMOX6JJhGo" text:style-name="Internet_20_link" text:visited-style-name="Visited_20_Internet_20_Link">https://youtu.be/fqMOX6JJhGo</text:a> 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5">Virtualization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Kubernete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Docker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OpenShift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7">Apache Meso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8-29T20:46:53.414000000</dc:date>
    <meta:editing-duration>PT15M34S</meta:editing-duration>
    <meta:editing-cycles>4</meta:editing-cycles>
    <meta:generator>LibreOffice/7.1.5.2$Windows_X86_64 LibreOffice_project/85f04e9f809797b8199d13c421bd8a2b025d52b5</meta:generator>
    <meta:document-statistic meta:table-count="1" meta:image-count="0" meta:object-count="0" meta:page-count="3" meta:paragraph-count="115" meta:word-count="492" meta:character-count="4114" meta:non-whitespace-character-count="3702"/>
  </office:meta>
</office:document-meta>
</file>